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ien S.A. Anti-Fraud Procedure</text:span></text:h>
      <text:p text:style-name="Text_20_body"><text:span text:style-name="Strong_20_Emphasis">Effective Date:</text:span> [Insert Date]</text:p>
      <text:h text:style-name="Heading_20_3" text:outline-level="3"><text:span text:style-name="Strong_20_Emphasis">1. Introduction</text:span></text:h>
      <text:p text:style-name="Text_20_body">Moien S.A. ("Company") is dedicated to preventing fraud within its operations and on its Platform. This Anti-Fraud Procedure outlines the strategies and measures implemented to detect, prevent, and respond to fraudulent activities.</text:p>
      <text:h text:style-name="Heading_20_3" text:outline-level="3"><text:span text:style-name="Strong_20_Emphasis">2. Purpose</text:span></text:h>
      <text:p text:style-name="Text_20_body">The purpose of this Anti-Fraud Procedure is to:</text:p>
      <text:list text:style-name="L1">
        <text:list-item>
          <text:p text:style-name="P2">Protect the Company and its users from fraud.</text:p>
        </text:list-item>
        <text:list-item>
          <text:p text:style-name="P2">Ensure the integrity and security of the Platform.</text:p>
        </text:list-item>
        <text:list-item>
          <text:p text:style-name="P1">Comply with relevant laws and regulations related to fraud prevention.</text:p>
        </text:list-item>
      </text:list>
      <text:h text:style-name="Heading_20_3" text:outline-level="3"><text:span text:style-name="Strong_20_Emphasis">3. Scope</text:span></text:h>
      <text:p text:style-name="Text_20_body">This procedure applies to all employees, directors, officers, agents of Moien S.A., and any third parties acting on behalf of the Company.</text:p>
      <text:h text:style-name="Heading_20_3" text:outline-level="3"><text:span text:style-name="Strong_20_Emphasis">4. Definitions</text:span></text:h>
      <text:list text:style-name="L2">
        <text:list-item>
          <text:p text:style-name="P4"><text:span text:style-name="Strong_20_Emphasis">Fraud:</text:span> Intentional deception to secure unfair or unlawful gain.</text:p>
        </text:list-item>
        <text:list-item>
          <text:p text:style-name="P4"><text:span text:style-name="Strong_20_Emphasis">Fraudster:</text:span> An individual or entity that commits fraud.</text:p>
        </text:list-item>
        <text:list-item>
          <text:p text:style-name="P4"><text:span text:style-name="Strong_20_Emphasis">Phishing:</text:span> A method of trying to gather personal information using deceptive emails and websites.</text:p>
        </text:list-item>
        <text:list-item>
          <text:p text:style-name="P3"><text:span text:style-name="Strong_20_Emphasis">Account Takeover:</text:span> Unauthorized access and control of a user’s account.</text:p>
        </text:list-item>
      </text:list>
      <text:h text:style-name="Heading_20_3" text:outline-level="3"><text:span text:style-name="Strong_20_Emphasis">5. Fraud Prevention Measures</text:span></text:h>
      <text:h text:style-name="Heading_20_4" text:outline-level="4"><text:span text:style-name="Strong_20_Emphasis">5.1. User Verification</text:span></text:h>
      <text:list text:style-name="L3">
        <text:list-item>
          <text:p text:style-name="P6"><text:span text:style-name="Strong_20_Emphasis">Registration:</text:span></text:p>
          <text:list>
            <text:list-item>
              <text:p text:style-name="P6">Require users to verify their email addresses and phone numbers during registration.</text:p>
            </text:list-item>
            <text:list-item>
              <text:p text:style-name="P6">Implement two-factor authentication (2FA) for account access.</text:p>
            </text:list-item>
          </text:list>
        </text:list-item>
        <text:list-item>
          <text:p text:style-name="P6"><text:span text:style-name="Strong_20_Emphasis">Identity Verification:</text:span></text:p>
          <text:list>
            <text:list-item>
              <text:p text:style-name="P6">Use third-party services to verify the identity of Hosts and Guests.</text:p>
            </text:list-item>
            <text:list-item>
              <text:p text:style-name="P5">Require verification documents for high-risk users.</text:p>
            </text:list-item>
          </text:list>
        </text:list-item>
      </text:list>
      <text:h text:style-name="Heading_20_4" text:outline-level="4"><text:span text:style-name="Strong_20_Emphasis">5.2. Secure Payment Processing</text:span></text:h>
      <text:list text:style-name="L4">
        <text:list-item>
          <text:p text:style-name="P8"><text:span text:style-name="Strong_20_Emphasis">Payment Gateways:</text:span></text:p>
          <text:list>
            <text:list-item>
              <text:p text:style-name="P8">Utilize secure payment gateways (e.g., Mangopay) with robust fraud detection capabilities.</text:p>
            </text:list-item>
          </text:list>
        </text:list-item>
        <text:list-item>
          <text:p text:style-name="P8"><text:span text:style-name="Strong_20_Emphasis">Data Encryption:</text:span></text:p>
          <text:list>
            <text:list-item>
              <text:p text:style-name="P8"><text:soft-page-break/>Encrypt sensitive data using industry-standard SSL/TLS protocols.</text:p>
            </text:list-item>
          </text:list>
        </text:list-item>
        <text:list-item>
          <text:p text:style-name="P8"><text:span text:style-name="Strong_20_Emphasis">Transaction Limits:</text:span></text:p>
          <text:list>
            <text:list-item>
              <text:p text:style-name="P7">Set transaction limits to minimize exposure to large fraudulent transactions.</text:p>
            </text:list-item>
          </text:list>
        </text:list-item>
      </text:list>
      <text:h text:style-name="Heading_20_3" text:outline-level="3"><text:span text:style-name="Strong_20_Emphasis">6. Fraud Detection</text:span></text:h>
      <text:h text:style-name="Heading_20_4" text:outline-level="4"><text:span text:style-name="Strong_20_Emphasis">6.1. Monitoring and Analysis</text:span></text:h>
      <text:list text:style-name="L5">
        <text:list-item>
          <text:p text:style-name="P10"><text:span text:style-name="Strong_20_Emphasis">Automated Systems:</text:span></text:p>
          <text:list>
            <text:list-item>
              <text:p text:style-name="P10">Implement automated fraud detection systems to monitor transactions and user activities for suspicious patterns.</text:p>
            </text:list-item>
          </text:list>
        </text:list-item>
        <text:list-item>
          <text:p text:style-name="P10"><text:span text:style-name="Strong_20_Emphasis">Manual Reviews:</text:span></text:p>
          <text:list>
            <text:list-item>
              <text:p text:style-name="P10">Conduct manual reviews of flagged transactions and user behaviors.</text:p>
            </text:list-item>
          </text:list>
        </text:list-item>
        <text:list-item>
          <text:p text:style-name="P10"><text:span text:style-name="Strong_20_Emphasis">Behavioral Analytics:</text:span></text:p>
          <text:list>
            <text:list-item>
              <text:p text:style-name="P9">Analyze user behavior to identify anomalies that may indicate fraudulent activities.</text:p>
            </text:list-item>
          </text:list>
        </text:list-item>
      </text:list>
      <text:h text:style-name="Heading_20_4" text:outline-level="4"><text:span text:style-name="Strong_20_Emphasis">6.2. Reporting Mechanisms</text:span></text:h>
      <text:list text:style-name="L6">
        <text:list-item>
          <text:p text:style-name="P12"><text:span text:style-name="Strong_20_Emphasis">Internal Reporting:</text:span></text:p>
          <text:list>
            <text:list-item>
              <text:p text:style-name="P12">Encourage employees to report suspected fraud to the Anti-Fraud Compliance Officer.</text:p>
            </text:list-item>
          </text:list>
        </text:list-item>
        <text:list-item>
          <text:p text:style-name="P12"><text:span text:style-name="Strong_20_Emphasis">User Reporting:</text:span></text:p>
          <text:list>
            <text:list-item>
              <text:p text:style-name="P11">Provide users with channels to report suspicious activities or fraud.</text:p>
            </text:list-item>
          </text:list>
        </text:list-item>
      </text:list>
      <text:h text:style-name="Heading_20_3" text:outline-level="3"><text:span text:style-name="Strong_20_Emphasis">7. Fraud Response Plan</text:span></text:h>
      <text:h text:style-name="Heading_20_4" text:outline-level="4"><text:span text:style-name="Strong_20_Emphasis">7.1. Investigation</text:span></text:h>
      <text:list text:style-name="L7">
        <text:list-item>
          <text:p text:style-name="P14"><text:span text:style-name="Strong_20_Emphasis">Immediate Action:</text:span></text:p>
          <text:list>
            <text:list-item>
              <text:p text:style-name="P14">Suspend or freeze accounts involved in suspected fraud pending investigation.</text:p>
            </text:list-item>
          </text:list>
        </text:list-item>
        <text:list-item>
          <text:p text:style-name="P14"><text:span text:style-name="Strong_20_Emphasis">Gather Evidence:</text:span></text:p>
          <text:list>
            <text:list-item>
              <text:p text:style-name="P14">Collect all relevant data and documentation related to the suspected fraud.</text:p>
            </text:list-item>
          </text:list>
        </text:list-item>
        <text:list-item>
          <text:p text:style-name="P14"><text:span text:style-name="Strong_20_Emphasis">Internal Investigation:</text:span></text:p>
          <text:list>
            <text:list-item>
              <text:p text:style-name="P13">Conduct a thorough internal investigation to determine the validity of the fraud claims.</text:p>
            </text:list-item>
          </text:list>
        </text:list-item>
      </text:list>
      <text:h text:style-name="Heading_20_4" text:outline-level="4"><text:span text:style-name="Strong_20_Emphasis">7.2. Reporting</text:span></text:h>
      <text:list text:style-name="L8">
        <text:list-item>
          <text:p text:style-name="P16"><text:span text:style-name="Strong_20_Emphasis">Regulatory Authorities:</text:span></text:p>
          <text:list>
            <text:list-item>
              <text:p text:style-name="P16">Report confirmed fraudulent activities to relevant Luxembourg authorities as required by law.</text:p>
            </text:list-item>
          </text:list>
        </text:list-item>
        <text:list-item>
          <text:p text:style-name="P16"><text:span text:style-name="Strong_20_Emphasis">Law Enforcement:</text:span></text:p>
          <text:list>
            <text:list-item>
              <text:p text:style-name="P15">Collaborate with law enforcement agencies in cases of significant fraud.</text:p>
            </text:list-item>
          </text:list>
        </text:list-item>
      </text:list>
      <text:h text:style-name="Heading_20_4" text:outline-level="4"><text:span text:style-name="Strong_20_Emphasis">7.3. Mitigation and Recovery</text:span></text:h>
      <text:list text:style-name="L9">
        <text:list-item>
          <text:p text:style-name="P18"><text:span text:style-name="Strong_20_Emphasis">Financial Recovery:</text:span></text:p>
          <text:list>
            <text:list-item>
              <text:p text:style-name="P18">Attempt to recover any financial losses resulting from fraud.</text:p>
            </text:list-item>
          </text:list>
        </text:list-item>
        <text:list-item>
          <text:p text:style-name="P18"><text:span text:style-name="Strong_20_Emphasis">System Improvements:</text:span></text:p>
          <text:list>
            <text:list-item>
              <text:p text:style-name="P18"><text:soft-page-break/>Identify and address any vulnerabilities in the Platform that may have been exploited.</text:p>
            </text:list-item>
          </text:list>
        </text:list-item>
        <text:list-item>
          <text:p text:style-name="P18"><text:span text:style-name="Strong_20_Emphasis">Policy Updates:</text:span></text:p>
          <text:list>
            <text:list-item>
              <text:p text:style-name="P17">Update anti-fraud policies and procedures based on findings from investigations.</text:p>
            </text:list-item>
          </text:list>
        </text:list-item>
      </text:list>
      <text:h text:style-name="Heading_20_3" text:outline-level="3"><text:span text:style-name="Strong_20_Emphasis">8. Employee Training and Awareness</text:span></text:h>
      <text:list text:style-name="L10">
        <text:list-item>
          <text:p text:style-name="P20"><text:span text:style-name="Strong_20_Emphasis">Regular Training:</text:span></text:p>
          <text:list>
            <text:list-item>
              <text:p text:style-name="P20">Provide regular training sessions on fraud prevention, detection, and response for all employees.</text:p>
            </text:list-item>
          </text:list>
        </text:list-item>
        <text:list-item>
          <text:p text:style-name="P20"><text:span text:style-name="Strong_20_Emphasis">Awareness Programs:</text:span></text:p>
          <text:list>
            <text:list-item>
              <text:p text:style-name="P19">Conduct awareness programs to educate employees about the latest fraud schemes and prevention techniques.</text:p>
            </text:list-item>
          </text:list>
        </text:list-item>
      </text:list>
      <text:h text:style-name="Heading_20_3" text:outline-level="3"><text:span text:style-name="Strong_20_Emphasis">9. Internal Controls and Audits</text:span></text:h>
      <text:list text:style-name="L11">
        <text:list-item>
          <text:p text:style-name="P22"><text:span text:style-name="Strong_20_Emphasis">Control Measures:</text:span></text:p>
          <text:list>
            <text:list-item>
              <text:p text:style-name="P22">Implement internal controls to prevent and detect fraud, including segregation of duties and access controls.</text:p>
            </text:list-item>
          </text:list>
        </text:list-item>
        <text:list-item>
          <text:p text:style-name="P22"><text:span text:style-name="Strong_20_Emphasis">Regular Audits:</text:span></text:p>
          <text:list>
            <text:list-item>
              <text:p text:style-name="P21">Conduct regular internal and external audits to assess the effectiveness of anti-fraud measures.</text:p>
            </text:list-item>
          </text:list>
        </text:list-item>
      </text:list>
      <text:h text:style-name="Heading_20_3" text:outline-level="3"><text:span text:style-name="Strong_20_Emphasis">10. Documentation and Record-Keeping</text:span></text:h>
      <text:list text:style-name="L12">
        <text:list-item>
          <text:p text:style-name="P24">Maintain detailed records of all fraud prevention measures, detected fraud cases, investigations, and actions taken.</text:p>
        </text:list-item>
        <text:list-item>
          <text:p text:style-name="P23">Ensure records are stored securely and are accessible for review by authorized personnel.</text:p>
        </text:list-item>
      </text:list>
      <text:h text:style-name="Heading_20_3" text:outline-level="3"><text:span text:style-name="Strong_20_Emphasis">11. Continuous Improvement</text:span></text:h>
      <text:list text:style-name="L13">
        <text:list-item>
          <text:p text:style-name="P26"><text:span text:style-name="Strong_20_Emphasis">Feedback Loop:</text:span></text:p>
          <text:list>
            <text:list-item>
              <text:p text:style-name="P26">Establish a feedback loop to learn from past fraud incidents and continuously improve anti-fraud strategies.</text:p>
            </text:list-item>
          </text:list>
        </text:list-item>
        <text:list-item>
          <text:p text:style-name="P26"><text:span text:style-name="Strong_20_Emphasis">Technology Upgrades:</text:span></text:p>
          <text:list>
            <text:list-item>
              <text:p text:style-name="P25">Stay updated with the latest fraud detection technologies and integrate them into the Platform.</text:p>
            </text:list-item>
          </text:list>
        </text:list-item>
      </text:list>
      <text:h text:style-name="Heading_20_3" text:outline-level="3"><text:span text:style-name="Strong_20_Emphasis">12. Penalties for Non-Compliance</text:span></text:h>
      <text:list text:style-name="L14">
        <text:list-item>
          <text:p text:style-name="P27">Employees found violating the Anti-Fraud Procedure may face disciplinary actions, including termination and legal consequences.</text:p>
        </text:list-item>
      </text:list>
      <text:h text:style-name="Heading_20_3" text:outline-level="3"><text:span text:style-name="Strong_20_Emphasis">13. Review and Updates</text:span></text:h>
      <text:list text:style-name="L15">
        <text:list-item>
          <text:p text:style-name="P29">This Anti-Fraud Procedure will be reviewed annually or as needed to incorporate changes in laws, regulations, or business operations.</text:p>
        </text:list-item>
        <text:list-item>
          <text:p text:style-name="P28">Updates will be communicated to all relevant parties promptly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3:14.793000000</meta:creation-date>
    <meta:generator>LibreOffice/24.2.3.2$Windows_X86_64 LibreOffice_project/433d9c2ded56988e8a90e6b2e771ee4e6a5ab2ba</meta:generator>
    <dc:date>2024-09-27T12:02:13.816000000</dc:date>
    <meta:editing-duration>PT1M20S</meta:editing-duration>
    <meta:editing-cycles>2</meta:editing-cycles>
    <meta:document-statistic meta:table-count="0" meta:image-count="0" meta:object-count="0" meta:page-count="4" meta:paragraph-count="87" meta:word-count="674" meta:character-count="4552" meta:non-whitespace-character-count="4027"/>
  </office:meta>
</office:document-meta>
</file>